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ize="6pt" style:font-size-asian="5.25pt" style:font-size-complex="6pt"/>
    </style:style>
    <style:style style:name="P2" style:family="paragraph" style:parent-style-name="Heading_20_2">
      <style:text-properties fo:font-size="6pt" style:font-size-asian="5.25pt" style:font-size-complex="6pt"/>
    </style:style>
    <style:style style:name="P3" style:family="paragraph" style:parent-style-name="Text_20_body">
      <style:text-properties fo:font-size="6pt" style:font-size-asian="5.25pt" style:font-size-complex="6pt"/>
    </style:style>
    <style:style style:name="P4" style:family="paragraph" style:parent-style-name="Horizontal_20_Line">
      <style:text-properties style:font-size-asian="5.25pt"/>
    </style:style>
    <style:style style:name="P5" style:family="paragraph" style:parent-style-name="Text_20_body" style:list-style-name="L1">
      <style:paragraph-properties fo:margin-top="0in" fo:margin-bottom="0in" style:contextual-spacing="false"/>
      <style:text-properties fo:font-size="6pt" style:font-size-asian="5.25pt" style:font-size-complex="6pt"/>
    </style:style>
    <style:style style:name="P6" style:family="paragraph" style:parent-style-name="Text_20_body" style:list-style-name="L1">
      <style:text-properties fo:font-size="6pt" style:font-size-asian="5.25pt" style:font-size-complex="6pt"/>
    </style:style>
    <style:style style:name="P7" style:family="paragraph" style:parent-style-name="Text_20_body" style:list-style-name="L2">
      <style:paragraph-properties fo:margin-top="0in" fo:margin-bottom="0in" style:contextual-spacing="false"/>
      <style:text-properties fo:font-size="6pt" style:font-size-asian="5.25pt" style:font-size-complex="6pt"/>
    </style:style>
    <style:style style:name="P8" style:family="paragraph" style:parent-style-name="Text_20_body" style:list-style-name="L2">
      <style:text-properties fo:font-size="6pt" style:font-size-asian="5.25pt" style:font-size-complex="6pt"/>
    </style:style>
    <style:style style:name="P9" style:family="paragraph" style:parent-style-name="Standard">
      <style:text-properties fo:font-size="6pt" style:font-size-asian="5.25pt" style:font-size-complex="6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N-DISCLOSURE AGREEMENT (NDA)</text:h>
      <text:h text:style-name="P2" text:outline-level="2">For Review of Confidential Strategic Materials - HOS Platform</text:h>
      <text:p text:style-name="P3"><text:span text:style-name="Strong_20_Emphasis">Date:</text:span> ________________</text:p>
      <text:p text:style-name="P3"><text:span text:style-name="Strong_20_Emphasis">Between:</text:span></text:p>
      <text:p text:style-name="P3"><text:span text:style-name="Strong_20_Emphasis">Disclosing Party:</text:span><text:line-break/>Meir Niv (Founder, HOS Platform)<text:line-break/>[Your Address]<text:line-break/>[Your Email]<text:line-break/>[Your Phone]</text:p>
      <text:p text:style-name="P3"><text:span text:style-name="Strong_20_Emphasis">Receiving Party:</text:span><text:line-break/>[VC Firm Name]<text:line-break/>[VC Address]<text:line-break/>Represented by: ________________ (Name &amp; Title)</text:p>
      <text:p text:style-name="P4"/>
      <text:h text:style-name="P2" text:outline-level="2">RECITALS</text:h>
      <text:p text:style-name="P3">WHEREAS, the Disclosing Party has developed confidential and proprietary information regarding a humanoid operating system platform with significant Israeli national security implications;</text:p>
      <text:p text:style-name="P3">WHEREAS, the Receiving Party has expressed interest in reviewing such confidential information for potential investment purposes;</text:p>
      <text:p text:style-name="P3">NOW, THEREFORE, in consideration of the mutual promises and covenants contained herein, the parties agree as follows:</text:p>
      <text:p text:style-name="P4"/>
      <text:h text:style-name="P2" text:outline-level="2">1. DEFINITION OF CONFIDENTIAL INFORMATION</text:h>
      <text:p text:style-name="P3">"Confidential Information" means all information disclosed by Disclosing Party to Receiving Party, whether oral, written, electronic, or visual, including but not limited to:</text:p>
      <text:p text:style-name="P3">a) Strategic plans regarding humanoid robotics operating systems (HOS, HMOS, HCOS) b) Military applications and defense strategies c) Information regarding Israeli national security threats and responses d) Quantum communication technologies and applications e) Manufacturing strategies and acquisition plans f) Technical specifications, business models, and financial projections g) Any information marked as "CONFIDENTIAL" or "PROPRIETARY" h) Any information that a reasonable person would understand to be confidential given the nature of the information and circumstances of disclosure</text:p>
      <text:p text:style-name="P4"/>
      <text:h text:style-name="P2" text:outline-level="2">2. OBLIGATIONS OF RECEIVING PARTY</text:h>
      <text:p text:style-name="P3">The Receiving Party agrees to:</text:p>
      <text:p text:style-name="P3">a) <text:span text:style-name="Strong_20_Emphasis">Maintain Strict Confidentiality:</text:span> Hold all Confidential Information in strict confidence and not disclose it to any third party without prior written consent of Disclosing Party</text:p>
      <text:p text:style-name="P3">b) <text:span text:style-name="Strong_20_Emphasis">Limited Internal Distribution:</text:span> Share Confidential Information only with those partners, employees, or advisors who have a legitimate need to know for evaluation purposes and who are bound by confidentiality obligations at least as protective as those herein</text:p>
      <text:p text:style-name="P3">c) <text:span text:style-name="Strong_20_Emphasis">No Copying or Forwarding:</text:span> Not reproduce, copy, forward, or create derivative works from Confidential Information without express written permission</text:p>
      <text:p text:style-name="P3">d) <text:span text:style-name="Strong_20_Emphasis">Secure Storage:</text:span> Maintain Confidential Information in secure facilities with appropriate access controls</text:p>
      <text:p text:style-name="P3">e) <text:span text:style-name="Strong_20_Emphasis">No Public Disclosure:</text:span> Not discuss, reference, or disclose any aspect of Confidential Information in public forums, social media, or industry events</text:p>
      <text:p text:style-name="P3">f) <text:span text:style-name="Strong_20_Emphasis">National Security Protection:</text:span> Recognize that certain information relates to Israeli national security and treat it with appropriate gravity and care</text:p>
      <text:p text:style-name="P4"/>
      <text:h text:style-name="P2" text:outline-level="2">3. PERMITTED USE</text:h>
      <text:p text:style-name="P3">Confidential Information may be used solely for the purpose of evaluating a potential investment in or business relationship with the Disclosing Party. No other use is permitted without express written consent.</text:p>
      <text:p text:style-name="P4"/>
      <text:h text:style-name="P2" text:outline-level="2">4. PROHIBITED DISCLOSURES</text:h>
      <text:p text:style-name="P3">The Receiving Party specifically agrees NOT to disclose Confidential Information to:</text:p>
      <text:p text:style-name="P3">a) Competitors of the Disclosing Party b) Foreign entities or individuals without Israeli security clearance c) Media, journalists, or bloggers d) Any party that could use the information to compete with or harm the interests of the Disclosing Party or Israel e) Any party without a signed confidentiality agreement</text:p>
      <text:p text:style-name="P4"/>
      <text:h text:style-name="P2" text:outline-level="2"><text:soft-page-break/>5. EXCEPTIONS</text:h>
      <text:p text:style-name="P3">This Agreement does not apply to information that:</text:p>
      <text:p text:style-name="P3">a) Was publicly known at the time of disclosure b) Becomes publicly known through no breach of this Agreement c) Was rightfully in Receiving Party's possession prior to disclosure d) Is independently developed by Receiving Party without use of Confidential Information e) Is required to be disclosed by law (provided Receiving Party gives prior notice to Disclosing Party)</text:p>
      <text:p text:style-name="P4"/>
      <text:h text:style-name="P2" text:outline-level="2">6. TERM</text:h>
      <text:p text:style-name="P3">This Agreement shall remain in effect for a period of <text:span text:style-name="Strong_20_Emphasis">FIVE (5) YEARS</text:span> from the date of execution, unless terminated earlier by mutual written agreement.</text:p>
      <text:p text:style-name="P3">The obligations regarding Confidential Information relating to Israeli national security shall survive indefinitely.</text:p>
      <text:p text:style-name="P4"/>
      <text:h text:style-name="P2" text:outline-level="2">7. RETURN OF MATERIALS</text:h>
      <text:p text:style-name="P3">Upon request by Disclosing Party, or upon termination of discussions, Receiving Party shall:</text:p>
      <text:p text:style-name="P3">a) Return or destroy all copies of Confidential Information b) Provide written certification of destruction if requested c) Cease all use of Confidential Information</text:p>
      <text:p text:style-name="P4"/>
      <text:h text:style-name="P2" text:outline-level="2">8. NO LICENSE OR RIGHTS GRANTED</text:h>
      <text:p text:style-name="P3">Nothing in this Agreement grants Receiving Party any license, rights, or interests in any intellectual property, inventions, or proprietary information of Disclosing Party.</text:p>
      <text:p text:style-name="P4"/>
      <text:h text:style-name="P2" text:outline-level="2">9. NO OBLIGATION TO INVEST</text:h>
      <text:p text:style-name="P3">This Agreement does not create any obligation for Receiving Party to invest in or enter into any business relationship with Disclosing Party.</text:p>
      <text:p text:style-name="P4"/>
      <text:h text:style-name="P2" text:outline-level="2">10. REMEDIES</text:h>
      <text:p text:style-name="P3">The parties acknowledge that:</text:p>
      <text:p text:style-name="P3">a) Breach of this Agreement may cause irreparable harm for which monetary damages are inadequate b) Disclosing Party shall be entitled to seek injunctive relief without posting bond c) Receiving Party may be liable for all damages resulting from breach d) Breach involving Israeli national security information may result in referral to appropriate government authorities</text:p>
      <text:p text:style-name="P4"/>
      <text:h text:style-name="P2" text:outline-level="2">11. GOVERNING LAW</text:h>
      <text:p text:style-name="P3">This Agreement shall be governed by the laws of the State of Israel.</text:p>
      <text:p text:style-name="P3">Any disputes shall be resolved in the courts of [Tel Aviv / Jerusalem], Israel.</text:p>
      <text:p text:style-name="P4"/>
      <text:h text:style-name="P2" text:outline-level="2">12. ENTIRE AGREEMENT</text:h>
      <text:p text:style-name="P3">This Agreement constitutes the entire agreement between the parties regarding confidentiality and supersedes all prior agreements or understandings.</text:p>
      <text:p text:style-name="P4"/>
      <text:h text:style-name="P2" text:outline-level="2">13. AMENDMENTS</text:h>
      <text:p text:style-name="P3">This Agreement may only be amended by written agreement signed by both parties.</text:p>
      <text:p text:style-name="P4"/>
      <text:h text:style-name="P2" text:outline-level="2">SIGNATURES</text:h>
      <text:p text:style-name="P3"><text:span text:style-name="Strong_20_Emphasis">DISCLOSING PARTY:</text:span></text:p>
      <text:p text:style-name="P4"/>
      <text:p text:style-name="P3"><text:soft-page-break/>Meir Niv, Founder<text:line-break/>HOS Platform</text:p>
      <text:p text:style-name="P3">Date: _________________</text:p>
      <text:p text:style-name="P4"/>
      <text:p text:style-name="P3"><text:span text:style-name="Strong_20_Emphasis">RECEIVING PARTY:</text:span></text:p>
      <text:p text:style-name="P4"/>
      <text:p text:style-name="P3">Name: _________________<text:line-break/>Title: _________________<text:line-break/>[VC Firm Name]</text:p>
      <text:p text:style-name="P3">Date: _________________</text:p>
      <text:p text:style-name="P4"/>
      <text:p text:style-name="P3"><text:span text:style-name="Strong_20_Emphasis">WITNESS (Optional but Recommended):</text:span></text:p>
      <text:p text:style-name="P4"/>
      <text:p text:style-name="P3">Name: _________________</text:p>
      <text:p text:style-name="P3">Date: _________________</text:p>
      <text:p text:style-name="P4"/>
      <text:p text:style-name="P3"><text:span text:style-name="Strong_20_Emphasis">IMPORTANT NOTICE TO RECEIVING PARTY:</text:span></text:p>
      <text:p text:style-name="P3">By signing this Agreement, you acknowledge that:</text:p>
      <text:list text:style-name="L1">
        <text:list-item>
          <text:p text:style-name="P5">The Confidential Information includes matters of Israeli national security </text:p>
        </text:list-item>
        <text:list-item>
          <text:p text:style-name="P5">Unauthorized disclosure could harm Israel's defense interests </text:p>
        </text:list-item>
        <text:list-item>
          <text:p text:style-name="P5">You have authority to bind your organization to these terms </text:p>
        </text:list-item>
        <text:list-item>
          <text:p text:style-name="P5">You understand the serious nature of these obligations </text:p>
        </text:list-item>
        <text:list-item>
          <text:p text:style-name="P6">Breach may result in legal action and government involvement </text:p>
        </text:list-item>
      </text:list>
      <text:p text:style-name="P4"/>
      <text:p text:style-name="P3"><text:span text:style-name="Strong_20_Emphasis">END OF AGREEMENT</text:span></text:p>
      <text:p text:style-name="P4"/>
      <text:h text:style-name="P2" text:outline-level="2">INSTRUCTIONS FOR USE:</text:h>
      <text:list text:style-name="L2">
        <text:list-item>
          <text:p text:style-name="P7">Fill in all blank fields (dates, names, addresses) </text:p>
        </text:list-item>
        <text:list-item>
          <text:p text:style-name="P7">Have both parties sign and date </text:p>
        </text:list-item>
        <text:list-item>
          <text:p text:style-name="P7">Keep original signed copy </text:p>
        </text:list-item>
        <text:list-item>
          <text:p text:style-name="P7">Provide copy to Receiving Party </text:p>
        </text:list-item>
        <text:list-item>
          <text:p text:style-name="P7">Only AFTER signature, send Confidential Documents </text:p>
        </text:list-item>
        <text:list-item>
          <text:p text:style-name="P8">Track which VCs have signed (maintain log) </text:p>
        </text:list-item>
      </text:list>
      <text:p text:style-name="P3"><text:span text:style-name="Strong_20_Emphasis">RECOMMENDATION:</text:span> Have Israeli attorney review before use, especially given national security implication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3T18:59:38.246426200</meta:creation-date>
    <dc:date>2025-11-23T19:00:58.080361700</dc:date>
    <meta:editing-duration>PT1M20S</meta:editing-duration>
    <meta:editing-cycles>1</meta:editing-cycles>
    <meta:document-statistic meta:table-count="0" meta:image-count="0" meta:object-count="0" meta:page-count="3" meta:paragraph-count="75" meta:word-count="929" meta:character-count="6512" meta:non-whitespace-character-count="5658"/>
    <meta:generator>LibreOffice/25.8.2.2$Windows_X86_64 LibreOffice_project/d401f2107ccab8f924a8e2df40f573aab7605b6f</meta:generator>
  </office:meta>
</office:document-meta>
</file>